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70" calcext:value-type="float">
            <text:p>1370</text:p>
          </table:table-cell>
          <table:table-cell table:style-name="ce7" table:formula="of:=COUNTIF([.B7:.B999998];&quot;X&quot;)" office:value-type="float" office:value="1185" calcext:value-type="float">
            <text:p>118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0" calcext:value-type="float">
            <text:p>90</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0" calcext:value-type="float">
            <text:p>160</text:p>
          </table:table-cell>
          <table:table-cell table:style-name="ce25" table:formula="of:=SUM([.B2:.F2])" office:value-type="float" office:value="1458" calcext:value-type="float">
            <text:p>145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4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12">00/00/0000</text:date>, <text:time style:data-style-name="N2" text:time-value="22:34:18.36627970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12T22:34:37.627704730</dc:date>
    <meta:editing-duration>P1DT11H32M44S</meta:editing-duration>
    <meta:editing-cycles>1358</meta:editing-cycles>
    <meta:document-statistic meta:table-count="1" meta:cell-count="8271" meta:object-count="0"/>
  </office:meta>
</office:document-meta>
</file>